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c7ec8" officeooo:paragraph-rsid="001c7ec8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c7ec8" officeooo:paragraph-rsid="001c7ec8"/>
    </style:style>
    <style:style style:name="P3" style:family="paragraph" style:parent-style-name="Standard">
      <style:paragraph-properties fo:text-align="justify" style:justify-single-word="false"/>
      <style:text-properties officeooo:rsid="001c7ec8" officeooo:paragraph-rsid="001c7ec8"/>
    </style:style>
    <style:style style:name="P4" style:family="paragraph" style:parent-style-name="Standard">
      <style:paragraph-properties fo:text-align="center" style:justify-single-word="false"/>
      <style:text-properties officeooo:rsid="001c7ec8" officeooo:paragraph-rsid="001c7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E MONITOR DE DISPOSITIVOS</text:p>
      <text:p text:style-name="P2"/>
      <text:p text:style-name="P3"><text:tab/>O agente monitor de dispositivos se comunica com o microsserviço “main-api” para enviar dados sobre o estado do dispositivo e eventos. Ele necessita de um access_token com role “agente-monitor-all” vitalício para acessar os endpoints de busca por agente, dispositivo e configurações e postagem de estado do dispositivo e evento com estatísticas de monitoramento.</text:p>
      <text:p text:style-name="P3"><text:tab/>Ao registrar um novo agente no sistema, o sistema gera uma chave única que deve ser configurada no agente para o agente ser identificado em “main-api”.</text:p>
      <text:p text:style-name="P3"/>
      <text:p text:style-name="P3"><text:tab/>O agente monitor de dispositivos utiliza a biblioteca “disp-monitor-lib”, onde está implementada a lógica de monitoramento, também utilizada pelo microsserviço “disp-monitor-api”.</text:p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05:44:06.197805600</meta:creation-date>
    <dc:date>2025-11-24T06:36:37.553840100</dc:date>
    <meta:editing-duration>PT28M51S</meta:editing-duration>
    <meta:editing-cycles>1</meta:editing-cycles>
    <meta:document-statistic meta:table-count="0" meta:image-count="0" meta:object-count="0" meta:page-count="1" meta:paragraph-count="4" meta:word-count="104" meta:character-count="725" meta:non-whitespace-character-count="622"/>
    <meta:generator>LibreOffice/25.2.6.2$Windows_X86_64 LibreOffice_project/729c5bfe710f5eb71ed3bbde9e06a6065e9c6c5d</meta:generator>
  </office:meta>
</office:document-meta>
</file>